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32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8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28.00pt" fo:font-weight="bold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118.50pt" fo:text-indent="0.00pt"/>
    </style:style>
    <style:style style:name="P2" style:family="paragraph">
      <style:paragraph-properties fo:line-height="100.00%" fo:text-align="justify" fo:margin-left="123.20pt" fo:text-indent="-2.75pt">
        <style:tab-stops>
          <style:tab-stop style:position="-38.70pt" style:type="center"/>
          <style:tab-stop style:position="3166.4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123.20pt" fo:text-indent="-2.75pt">
        <style:tab-stops>
          <style:tab-stop style:position="-38.70pt" style:type="center"/>
          <style:tab-stop style:position="3166.45pt" style:type="center"/>
        </style:tab-stops>
      </style:paragraph-properties>
    </style:style>
    <style:style style:name="P5" style:family="paragraph">
      <style:paragraph-properties fo:line-height="100.00%" fo:text-align="justify" fo:margin-left="123.20pt" fo:text-indent="-2.75pt">
        <style:tab-stops>
          <style:tab-stop style:position="-38.70pt"/>
          <style:tab-stop style:position="3166.4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123.20pt" fo:text-indent="-2.75pt">
        <style:tab-stops>
          <style:tab-stop style:position="-38.70pt"/>
          <style:tab-stop style:position="3166.4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123.20pt" fo:text-indent="-2.75pt">
        <style:tab-stops>
          <style:tab-stop style:position="-38.70pt"/>
          <style:tab-stop style:position="3166.45pt" style:type="center"/>
        </style:tab-stops>
      </style:paragraph-properties>
    </style:style>
    <style:style style:name="P10" style:family="paragraph">
      <style:paragraph-properties fo:line-height="100.00%" fo:text-align="left" fo:margin-left="118.50pt" fo:text-indent="0.00pt"/>
    </style:style>
    <style:style style:name="P11" style:family="paragraph">
      <style:paragraph-properties fo:line-height="100.00%" fo:text-align="left" fo:margin-left="118.50pt" fo:text-indent="0.00pt"/>
    </style:style>
    <style:style style:name="P12" style:family="paragraph">
      <style:paragraph-properties fo:line-height="100.00%" fo:text-align="left" fo:margin-left="118.50pt" fo:text-indent="0.00pt"/>
    </style:style>
    <style:style style:name="P13" style:family="paragraph">
      <style:paragraph-properties fo:line-height="100.00%" fo:text-align="left" fo:margin-left="118.50pt" fo:text-indent="0.00pt"/>
    </style:style>
    <style:style style:name="P14" style:family="paragraph">
      <style:paragraph-properties fo:line-height="100.00%" fo:text-align="left" fo:margin-left="118.50pt" fo:text-indent="0.00pt"/>
    </style:style>
    <style:style style:name="P15" style:family="paragraph">
      <style:paragraph-properties fo:line-height="100.00%" fo:text-align="left" fo:margin-top="12.00pt" fo:margin-bottom="6.00pt"/>
    </style:style>
    <style:style style:name="P16" style:family="paragraph">
      <style:paragraph-properties fo:line-height="100.00%" fo:text-align="left" fo:margin-bottom="6.00pt"/>
    </style:style>
    <style:style style:name="P17" style:family="paragraph">
      <style:paragraph-properties fo:line-height="100.00%" fo:text-align="left" fo:margin-left="133.50pt" fo:text-indent="0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6.00pt"/>
    </style:style>
    <style:style style:name="P20" style:family="paragraph">
      <style:paragraph-properties fo:line-height="100.00%" fo:text-align="left" fo:margin-top="12.00pt" fo:margin-bottom="6.00pt"/>
    </style:style>
    <style:style style:name="P21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73611in"/>
    </style:style>
    <style:style style:name="TableColumn0101" style:family="table-column">
      <style:table-column-properties style:column-width="2.934722in"/>
    </style:style>
    <style:style style:name="Table01" style:family="table">
      <style:table-properties style:width="4.108333in" fo:margin-left="1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Author:</text:span><text:span text:style-name="T3"/></text:p>
          </table:table-cell>
          <table:table-cell table:style-name="TableCell010001">
            <text:p text:style-name="P3"><text:span text:style-name="T4">Bruce Ferris</text:span><text:span text:style-name="T5"/></text:p>
          </table:table-cell>
        </table:table-row>
        <table:table-row table:style-name="TableRow0101">
          <table:table-cell table:style-name="TableCell010100">
            <text:p text:style-name="P6"><text:span text:style-name="T6">Date:</text:span><text:span text:style-name="T7"/></text:p>
          </table:table-cell>
          <table:table-cell table:style-name="TableCell010101">
            <text:p text:style-name="P6"><text:span text:style-name="T8">?? Month, 2016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10">Status:</text:span><text:span text:style-name="T11"/></text:p>
          </table:table-cell>
          <table:table-cell table:style-name="TableCell010201">
            <text:p text:style-name="P8"><text:span text:style-name="T12">Draft</text:span><text:span text:style-name="T13"/></text:p>
          </table:table-cell>
        </table:table-row>
      </table:table>
      <text:p text:style-name="P10"><text:span text:style-name="T13"/></text:p>
      <text:p text:style-name="P11"><draw:frame text:anchor-type="as-char" svg:width="37.31mm" svg:height="24.08mm" style:rel-width="scale" style:rel-height="scale"><draw:object-ole xlink:href="OleObj1"/><draw:image xlink:href="ObjectReplacements/OleObj1"/></draw:frame><text:span text:style-name="T13"/></text:p>
      <text:p text:style-name="P12"><text:span text:style-name="T14">BEFE</text:span><text:span text:style-name="T15"><text:s/>-<text:s/></text:span><text:span text:style-name="T16">Grey Paper</text:span></text:p>
      <text:p text:style-name="P12"><text:span text:style-name="T17"/></text:p>
      <text:p text:style-name="P13"><text:span text:style-name="T18">&lt;Main Title&gt;</text:span></text:p>
      <text:p text:style-name="P13"><text:span text:style-name="T19"/></text:p>
      <text:p text:style-name="P13"><text:span text:style-name="T19"/></text:p>
      <text:p text:style-name="P14"><text:span text:style-name="T20">A detailed description...</text:span></text:p>
      <text:p text:style-name="P14"><text:span text:style-name="T21"/></text:p>
      <text:p text:style-name="P14"><text:span text:style-name="T21"/></text:p>
      <text:p text:style-name="P15"><text:span text:style-name="T22">Table of Contents</text:span></text:p>
      <text:p text:style-name="P16"><text:span text:style-name="T23"/></text:p>
      <text:p text:style-name="P17"><text:span text:style-name="T24">Start Here</text:span></text:p>
      <text:p text:style-name="P18"><text:span text:style-name="T25"/></text:p>
      <text:p text:style-name="P19"><text:span text:style-name="T26">The purpose of this paper is to...</text:span></text:p>
      <text:p text:style-name="P20"><text:span text:style-name="T27">Overview</text:span></text:p>
      <text:p text:style-name="P21"><text:span text:style-name="T28">&lt;Put there overview here&gt;</text:span></text:p>
      <text:p text:style-name="P21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